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380c" officeooo:paragraph-rsid="000738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laria seminar</text:p>
      <text:p text:style-name="Standard"/>
      <text:p text:style-name="Standard">Understanding the effectiveness of indoor based malaria control<text:line-break/><text:line-break/>Where are we with malaria?<text:line-break/>Huge reduction in disease burden<text:line-break/>48% drop in mortality rates<text:line-break/><text:line-break/>Uncertainty in which method of control was causing this<text:line-break/><text:line-break/>Papers have made the case for vector control, particularly in the home. Pesticide treated bed nets - caused 68% of the reduction<text:line-break/><text:line-break/>However, increase in estimated cases of malaria since 2016 - narrative pushed is that funding has plateaued<text:line-break/><text:line-break/>Resistance in mosquito populations: pythrethroids are only class of insecticides used on bed nets, as they are one of the safest pesticides. Mosquitos are becoming increasingly resistant to pythrethroids.<text:line-break/><text:line-break/>WHO study commissioned, not well designed as didn't account for endemic malaria levels in each population. Study found no evidence of association between resistance and level of malaria.<text:line-break/><text:line-break/>Alternate bed nets were developed that had a synergist (10 years ago), but are more expensive, this creates trade off between number of nets and effectiveness of nets. So nothing much was done with these.<text:line-break/><text:line-break/>Nets are in of themselves a public health service as they kill mosquitos so offer a level of protection to the people around you as well as yourself.<text:line-break/><text:line-break/>New nets are better, randomised tests have shown this.<text:line-break/><text:line-break/>The bioassays used are full of error, however they still produce useable results. Experimental hut trials produce broadly simialr results for advantages in use of synergist nets as the bioassays do.<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31:34.262086321</meta:creation-date>
    <dc:date>2019-02-08T14:32:05.518332560</dc:date>
    <meta:editing-duration>PT31S</meta:editing-duration>
    <meta:editing-cycles>3</meta:editing-cycles>
    <meta:generator>LibreOffice/6.0.7.3$Linux_X86_64 LibreOffice_project/00m0$Build-3</meta:generator>
    <meta:document-statistic meta:table-count="0" meta:image-count="0" meta:object-count="0" meta:page-count="1" meta:paragraph-count="2" meta:word-count="233" meta:character-count="1472" meta:non-whitespace-character-count="1229"/>
  </office:meta>
</office:document-meta>
</file>